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ro1" style:family="table-row">
      <style:table-row-properties style:row-height="1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34pt" style:font-size-asian="34pt" style:font-size-complex="3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34pt" style:font-size-asian="34pt" style:font-size-complex="3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4pt" style:font-size-asian="34pt" style:font-size-complex="3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3"/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)</text:p>
          </table:table-cell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table:number-columns-repeated="20"/>
          <table:table-cell office:value-type="string" calcext:value-type="string">
            <text:p>v</text:p>
          </table:table-cell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&lt;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&lt;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&lt;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table:number-columns-repeated="20"/>
          <table:table-cell office:value-type="string" calcext:value-type="string">
            <text:p>v</text:p>
          </table:table-cell>
          <table:table-cell table:number-columns-repeated="13"/>
          <table:table-cell office:value-type="string" calcext:value-type="string">
            <text:p>v</text:p>
          </table:table-cell>
          <table:table-cell table:number-columns-repeated="98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&lt;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lt;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&lt;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&lt;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&lt;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table:number-columns-repeated="6"/>
          <table:table-cell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&lt;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3">
          <table:table-cell table:style-name="Default" table:number-columns-repeated="40"/>
          <table:table-cell table:number-columns-repeated="984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01:16:18.513931622</meta:creation-date>
    <dc:date>2020-03-20T02:37:52.639582816</dc:date>
    <meta:editing-duration>PT5M28S</meta:editing-duration>
    <meta:editing-cycles>1</meta:editing-cycles>
    <meta:document-statistic meta:table-count="1" meta:cell-count="176" meta:object-count="0"/>
    <meta:generator>LibreOffice/6.0.7.3$Linux_X86_64 LibreOffice_project/00m0$Build-3</meta:generator>
  </office:meta>
</office:document-meta>
</file>